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e773" officeooo:paragraph-rsid="0011dd63"/>
    </style:style>
    <style:style style:name="P2" style:family="paragraph" style:parent-style-name="Standard">
      <style:text-properties officeooo:rsid="001838c5" officeooo:paragraph-rsid="001838c5"/>
    </style:style>
    <style:style style:name="P3" style:family="paragraph" style:parent-style-name="Standard">
      <style:text-properties officeooo:rsid="001838c5" officeooo:paragraph-rsid="0017a5da"/>
    </style:style>
    <style:style style:name="P4" style:family="paragraph" style:parent-style-name="Standard">
      <style:text-properties officeooo:rsid="001838c5" officeooo:paragraph-rsid="001838c5"/>
    </style:style>
    <style:style style:name="P5" style:family="paragraph" style:parent-style-name="Standard">
      <style:text-properties officeooo:rsid="000fe773" officeooo:paragraph-rsid="0017a5da"/>
    </style:style>
    <style:style style:name="T1" style:family="text">
      <style:text-properties officeooo:rsid="0013e3b5"/>
    </style:style>
    <style:style style:name="T2" style:family="text">
      <style:text-properties officeooo:rsid="000fe773"/>
    </style:style>
    <style:style style:name="T3" style:family="text">
      <style:text-properties officeooo:rsid="001838c5"/>
    </style:style>
    <style:style style:name="T4" style:family="text">
      <style:text-properties officeooo:rsid="001855a3"/>
    </style:style>
    <style:style style:name="T5" style:family="text">
      <style:text-properties officeooo:rsid="001902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First</text:span> I implemented the Ridge Regression which has a regularizer to not overfit the data. I used the <text:span text:style-name="T4">k-fold c</text:span>rossvalidation function of scikit library to measure the score, which was 0.45. To improve <text:span text:style-name="T4">the results</text:span> I used the kernelized Ridge Regression, implemented <text:span text:style-name="T4">as </text:span>the clo<text:span text:style-name="T3">se</text:span>d form equation which we derived in the lecture <text:span text:style-name="T1">(polynomial kernel degree 2). </text:span></text:p>
      <text:p text:style-name="P3">Next I took the Lasso (Linear Model, scikit), which is similar to Ridge Regression. Instead of taking the L2 norm of the weight-vector, the L1 norm is used and additionally there is also a factor in front of the first term (1/2*n_samples).</text:p>
      <text:p text:style-name="P3">In a preprocessing step new features were generated with the scikit function Polynomial-features. <text:span text:style-name="T5">T</text:span>o find the optimal degree for this transformation, a loop was created which performed at each degree for a range of alphas, a k-fold crossvalidation which outputted the score for the corresponding degree and alpha.</text:p>
      <text:p text:style-name="P5">The regressors were also normalized before regression (can be set to true in the Lasso function). </text:p>
      <text:p text:style-name="P5">The optimal values are polynomial features of degree 3 and alpha of 0.0048 for which I got a score of 0.9. <text:s/></text:p>
      <text:p text:style-name="P2">After verifying the optimal values, the whole training data was used to train the lasso regressors. </text:p>
      <text:p text:style-name="P2">Then the test input data were transformed with polynomial features of degree 3.</text:p>
      <text:p text:style-name="P2">And were inputed to the prediction function of the trained Lasso regression, through which we got the the final y-values. <text:span text:style-name="T5">Finally, the solution was written into csv file with pandas librar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21:30:32.251514993</meta:creation-date>
    <dc:date>2017-04-06T08:43:50.870933888</dc:date>
    <meta:editing-duration>PT6H16M34S</meta:editing-duration>
    <meta:editing-cycles>8</meta:editing-cycles>
    <meta:generator>LibreOffice/4.2.8.2$Linux_X86_64 LibreOffice_project/420m0$Build-2</meta:generator>
    <meta:document-statistic meta:table-count="0" meta:image-count="0" meta:object-count="0" meta:page-count="1" meta:paragraph-count="8" meta:word-count="244" meta:character-count="1481" meta:non-whitespace-character-count="1240"/>
  </office:meta>
</office:document-meta>
</file>